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application_job.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2141558183991486854"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15818350569"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815258570843"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14.057714912</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0" meta:non-whitespace-character-count="2157"/>
  </office:meta>
</office:document-meta>
</file>